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weight="bold" style:font-weight-asian="bold" style:font-weight-complex="bold"/>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style:text-position="super 58%"/>
    </style:style>
    <style:style style:name="T104" style:family="text">
      <style:text-properties style:text-position="super 58%"/>
    </style:style>
    <style:style style:name="T105" style:family="text">
      <style:text-properties style:text-position="super 58%"/>
    </style:style>
    <style:style style:name="T106" style:family="text">
      <style:text-properties style:text-position="super 58%"/>
    </style:style>
    <style:style style:name="T107" style:family="text">
      <style:text-properties style:text-position="super 58%"/>
    </style:style>
    <style:style style:name="T108" style:family="text">
      <style:text-properties style:text-position="super 58%"/>
    </style:style>
    <style:style style:name="T109" style:family="text">
      <style:text-properties style:text-position="super 58%"/>
    </style:style>
    <style:style style:name="T110" style:family="text">
      <style:text-properties style:text-position="super 58%"/>
    </style:style>
    <style:style style:name="T111" style:family="text">
      <style:text-properties style:text-position="super 58%"/>
    </style:style>
    <style:style style:name="T112" style:family="text">
      <style:text-properties style:text-position="super 58%"/>
    </style:style>
    <style:style style:name="T113" style:family="text">
      <style:text-properties style:text-position="super 58%"/>
    </style:style>
    <style:style style:name="T114" style:family="text">
      <style:text-properties style:text-position="super 58%"/>
    </style:style>
    <style:style style:name="T115" style:family="text">
      <style:text-properties style:text-position="super 58%"/>
    </style:style>
    <style:style style:name="T116" style:family="text">
      <style:text-properties style:text-position="super 58%"/>
    </style:style>
    <style:style style:name="T117" style:family="text">
      <style:text-properties style:text-position="super 58%"/>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office:automatic-styles>
  <office:body>
    <office:text>
      <text:h text:style-name="Heading_20_1" text:outline-level="1">James Tomasino</text:h>
      <text:h text:style-name="Heading_20_2" text:outline-level="2">Technology Director, CSM</text:h>
      <text:list text:style-name="L1">
        <text:list-item>
          <text:p text:style-name="P1">Phone: <text:a xlink:type="simple" xlink:href="tel://410-929-3008" office:name=""><text:span text:style-name="Definition">410.929.3008</text:span></text:a></text:p>
        </text:list-item>
        <text:list-item>
          <text:p text:style-name="P1">Email: <text:a xlink:type="simple" xlink:href="mailto://resume@jamestomasino.com" office:name=""><text:span text:style-name="Definition">resume@jamestomasino.com</text:span></text:a></text:p>
        </text:list-item>
        <text:list-item>
          <text:p text:style-name="P1">Labs: <text:a xlink:type="simple" xlink:href="http://labs.tomasino.org" office:name=""><text:span text:style-name="Definition">labs.tomasino.org</text:span></text:a></text:p>
        </text:list-item>
        <text:list-item>
          <text:p text:style-name="P1">Blog: <text:a xlink:type="simple" xlink:href="http://tomasinoblog.com" office:name=""><text:span text:style-name="Definition">tomasinoblog.com</text:span></text:a></text:p>
        </text:list-item>
        <text:list-item>
          <text:p text:style-name="P1">Github: <text:a xlink:type="simple" xlink:href="http://github.com/jamestomasino" office:name=""><text:span text:style-name="Definition">jamestomasino</text:span></text:a></text:p>
        </text:list-item>
        <text:list-item>
          <text:p text:style-name="P1">Twitter: @<text:a xlink:type="simple" xlink:href="http://twitter.com/mr_ino" office:name=""><text:span text:style-name="Definition">mr_ino</text:span></text:a></text:p>
        </text:list-item>
      </text:list>
      <text:h text:style-name="Heading_20_2" text:outline-level="2">Summary</text:h>
      <text:p text:style-name="First_20_paragraph">Lead interactive developer and designer with broad experience in a variety of software packages, languages, and techniques. Particular affinity for coding and architecting complex interactive experiences. Interested in opportunities with management of interactive and creative teams while providing architectural support during development.</text:p>
      <text:h text:style-name="Heading_20_2" text:outline-level="2">Specialties</text:h>
      <text:p text:style-name="First_20_paragraph">Leading a diverse team of developers via cross-training, cooperation and skill building. Flash Actionscript 2 &amp; 3, XML, HTML, CSS, JavaScript, Interactive Design, Usability, Experience Design, Object Oriented Design, Adobe, Macromedia and Microsoft Authoring Tools</text:p>
      <text:h text:style-name="Heading_20_2" text:outline-level="2">Experience</text:h>
      <text:h text:style-name="Heading_20_3" text:outline-level="3"><text:span text:style-name="T1">Technology</text:span><text:span text:style-name="T2"> </text:span><text:span text:style-name="T3">Director,</text:span><text:span text:style-name="T4"> </text:span><text:span text:style-name="T5">CSM</text:span> at <text:a xlink:type="simple" xlink:href="http://gsw-w.com" office:name=""><text:span text:style-name="Definition">GSW</text:span></text:a></text:h>
      <text:p text:style-name="First_20_paragraph"><text:span text:style-name="T6">February</text:span><text:span text:style-name="T7"> </text:span><text:span text:style-name="T8">2013</text:span><text:span text:style-name="T9"> </text:span><text:span text:style-name="T10">-</text:span><text:span text:style-name="T11"> </text:span><text:span text:style-name="T12">Present</text:span></text:p>
      <text:p text:style-name="Text_20_body">Manage team of developers on a variety of mobile and web projects across multiple brands and strategies. Key component in discovery of new technologies and their applicability to brands. Leader in pitch work, strategic planning, and high level technical discussions with partners and clients. Client and team technology educator.</text:p>
      <text:h text:style-name="Heading_20_3" text:outline-level="3"><text:span text:style-name="T13">Senior</text:span><text:span text:style-name="T14"> </text:span><text:span text:style-name="T15">Multimedia</text:span><text:span text:style-name="T16"> </text:span><text:span text:style-name="T17">Developer</text:span> at <text:a xlink:type="simple" xlink:href="http://gsw-w.com" office:name=""><text:span text:style-name="Definition">GSW</text:span></text:a></text:h>
      <text:p text:style-name="First_20_paragraph"><text:span text:style-name="T18">June</text:span><text:span text:style-name="T19"> </text:span><text:span text:style-name="T20">2011</text:span><text:span text:style-name="T21"> </text:span><text:span text:style-name="T22">-</text:span><text:span text:style-name="T23"> </text:span><text:span text:style-name="T24">February</text:span><text:span text:style-name="T25"> </text:span><text:span text:style-name="T26">2013</text:span> (1 year 9 month)</text:p>
      <text:p text:style-name="Text_20_body">Interactive web, mobile, and tablet experiences for a variety of pharmaceutical brands. Developed iPad and Android tablet sales pieces. Led teams building rich informational applications for the web in HTML5 and Flash, and in a variety of mobile platforms. Coached and trained other developers to increase the team’s productivity and effectiveness. Was trained and mentored toward management roles.</text:p>
      <text:h text:style-name="Heading_20_3" text:outline-level="3"><text:span text:style-name="T27">Jesuit</text:span><text:span text:style-name="T28"> </text:span><text:span text:style-name="T29">Novice</text:span> at <text:a xlink:type="simple" xlink:href="http://jesuit.org" office:name=""><text:span text:style-name="Definition">Society of Jesus</text:span></text:a></text:h>
      <text:p text:style-name="First_20_paragraph"><text:span text:style-name="T30">August</text:span><text:span text:style-name="T31"> </text:span><text:span text:style-name="T32">2010</text:span><text:span text:style-name="T33"> </text:span><text:span text:style-name="T34">-</text:span><text:span text:style-name="T35"> </text:span><text:span text:style-name="T36">March</text:span><text:span text:style-name="T37"> </text:span><text:span text:style-name="T38">2011</text:span> (7 months)</text:p>
      <text:p text:style-name="Text_20_body">Rigorous prayer &amp; study life with an dual focus on contemplative prayer and applying that lifestyle through a variety of social apostolates including teaching in a Catholic grade school and pastoral care to terminally ill hospice patients. Studis included a survey of the history of religious life, the foundational documents of the Society of Jesus, and both theory and practice at the art of communal life.</text:p>
      <text:h text:style-name="Heading_20_3" text:outline-level="3"><text:span text:style-name="T39">Flash</text:span><text:span text:style-name="T40"> </text:span><text:span text:style-name="T41">Developer</text:span> at <text:a xlink:type="simple" xlink:href="http://www.epam.com/empathylab.html" office:name=""><text:span text:style-name="Definition">Empathy Lab</text:span></text:a></text:h>
      <text:p text:style-name="First_20_paragraph"><text:span text:style-name="T42">July</text:span><text:span text:style-name="T43"> </text:span><text:span text:style-name="T44">2009</text:span><text:span text:style-name="T45"> </text:span><text:span text:style-name="T46">-</text:span><text:span text:style-name="T47"> </text:span><text:span text:style-name="T48">July</text:span><text:span text:style-name="T49"> </text:span><text:span text:style-name="T50">2010</text:span> (1 year)</text:p>
      <text:p text:style-name="Text_20_body">Developed interactive games, microsites, user experiences, and animations for companies like Sprout, Lexmark, Sesame Street and many more. Developed a large scale streaming video application built off Adobe’s Open Source Media Framework, Akamai’s Open Video Player, utilizing PureMVC and a variety of custom made tracking tools for integrating Omniture, Comscore, Google Analytics, and others.</text:p>
      <text:h text:style-name="Heading_20_3" text:outline-level="3"><text:span text:style-name="T51">Senior</text:span><text:span text:style-name="T52"> </text:span><text:span text:style-name="T53">New</text:span><text:span text:style-name="T54"> </text:span><text:span text:style-name="T55">Media</text:span><text:span text:style-name="T56"> </text:span><text:span text:style-name="T57">Developer</text:span> at <text:a xlink:type="simple" xlink:href="http://moxieinteractive.com" office:name=""><text:span text:style-name="Definition">Moxie Interactive</text:span></text:a></text:h>
      <text:p text:style-name="First_20_paragraph"><text:span text:style-name="T58">August</text:span><text:span text:style-name="T59"> </text:span><text:span text:style-name="T60">2007</text:span><text:span text:style-name="T61"> </text:span><text:span text:style-name="T62">-</text:span><text:span text:style-name="T63"> </text:span><text:span text:style-name="T64">July</text:span><text:span text:style-name="T65"> </text:span><text:span text:style-name="T66">2009</text:span> (2 years)</text:p>
      <text:p text:style-name="Text_20_body">Developed frameworks for rich landing pages, advertising campaigns, and product spotlights. Built rich media banners, websites, social networking applications and landing pages for clients such as Coke, Home Depot, Verizon, Verizon Wireless, Fox, UPS and Maybelline. Lead and architected large-scale web marketing campaigns while managing the development team.</text:p>
      <text:h text:style-name="Heading_20_3" text:outline-level="3"><text:span text:style-name="T67">Multimedia</text:span><text:span text:style-name="T68"> </text:span><text:span text:style-name="T69">Specialist</text:span> at <text:a xlink:type="simple" xlink:href="http://pangomedia.com" office:name=""><text:span text:style-name="Definition">Pango Media</text:span></text:a></text:h>
      <text:p text:style-name="First_20_paragraph"><text:span text:style-name="T70">June</text:span><text:span text:style-name="T71"> </text:span><text:span text:style-name="T72">2006</text:span><text:span text:style-name="T73"> </text:span><text:span text:style-name="T74">-</text:span><text:span text:style-name="T75"> </text:span><text:span text:style-name="T76">August</text:span><text:span text:style-name="T77"> </text:span><text:span text:style-name="T78">2007</text:span> (1 year 4 months)</text:p>
      <text:p text:style-name="Text_20_body">Responsible for management, design and development of web sites, interactive CDs, mobile and desktop applications, Flash, and print materials.</text:p>
      <text:h text:style-name="Heading_20_3" text:outline-level="3"><text:span text:style-name="T79">Developer</text:span> at <text:a xlink:type="simple" xlink:href="http://www.medicalanimatics.com/" office:name=""><text:span text:style-name="Definition">Medical Animatics, Inc</text:span></text:a></text:h>
      <text:p text:style-name="First_20_paragraph"><text:span text:style-name="T80">September</text:span><text:span text:style-name="T81"> </text:span><text:span text:style-name="T82">2005</text:span><text:span text:style-name="T83"> </text:span><text:span text:style-name="T84">-</text:span><text:span text:style-name="T85"> </text:span><text:span text:style-name="T86">June</text:span><text:span text:style-name="T87"> </text:span><text:span text:style-name="T88">2006</text:span> (10 months)</text:p>
      <text:p text:style-name="Text_20_body">Developed ongoing Flash applications and server-side scripting &amp; database design. Designed digital and print media for use in large scale products.</text:p>
      <text:h text:style-name="Heading_20_3" text:outline-level="3"><text:span text:style-name="T89">Nuclear</text:span><text:span text:style-name="T90"> </text:span><text:span text:style-name="T91">Electronics</text:span><text:span text:style-name="T92"> </text:span><text:span text:style-name="T93">Technician</text:span> at <text:a xlink:type="simple" xlink:href="http://www.netc.navy.mil/nnptc/" office:name=""><text:span text:style-name="Definition">US Navy</text:span></text:a></text:h>
      <text:p text:style-name="First_20_paragraph"><text:span text:style-name="T94">March</text:span><text:span text:style-name="T95"> </text:span><text:span text:style-name="T96">2000</text:span><text:span text:style-name="T97"> </text:span><text:span text:style-name="T98">-</text:span><text:span text:style-name="T99"> </text:span><text:span text:style-name="T100">June</text:span><text:span text:style-name="T101"> </text:span><text:span text:style-name="T102">2001</text:span> (1 year 4 Months)</text:p>
      <text:p text:style-name="Text_20_body">Trained as a nuclear reactor operator of the Naval surface fleet.</text:p>
      <text:h text:style-name="Heading_20_2" text:outline-level="2">Skills &amp; Expertise</text:h>
      <text:p text:style-name="First_20_paragraph">Those things which enjoy routine usage in my daily work are denoted with a <text:span text:style-name="T103">†</text:span> symbol.</text:p>
      <text:h text:style-name="Heading_20_3" text:outline-level="3">Programming Languages</text:h>
      <text:list text:style-name="L2">
        <text:list-item>
          <text:p text:style-name="P2"><text:a xlink:type="simple" xlink:href="http://developer.mozilla.org/en/JavaScript" office:name=""><text:span text:style-name="Definition">JavaScript</text:span></text:a><text:span text:style-name="T104">†</text:span></text:p>
        </text:list-item>
        <text:list-item>
          <text:p text:style-name="P2"><text:a xlink:type="simple" xlink:href="http://php.net" office:name=""><text:span text:style-name="Definition">PHP</text:span></text:a><text:span text:style-name="T105">†</text:span></text:p>
        </text:list-item>
        <text:list-item>
          <text:p text:style-name="P2"><text:a xlink:type="simple" xlink:href="http://python.org" office:name=""><text:span text:style-name="Definition">Python</text:span></text:a></text:p>
        </text:list-item>
        <text:list-item>
          <text:p text:style-name="P2"><text:a xlink:type="simple" xlink:href="http://ruby-lang.org" office:name=""><text:span text:style-name="Definition">Ruby</text:span></text:a></text:p>
        </text:list-item>
      </text:list>
      <text:h text:style-name="Heading_20_3" text:outline-level="3">Markup/Templating Languages &amp; Preprocessors</text:h>
      <text:list text:style-name="L3">
        <text:list-item>
          <text:p text:style-name="P3"><text:a xlink:type="simple" xlink:href="http://coffeescript.org" office:name=""><text:span text:style-name="Definition">CoffeeScript</text:span></text:a></text:p>
        </text:list-item>
        <text:list-item>
          <text:p text:style-name="P3"><text:a xlink:type="simple" xlink:href="http://www.w3.org/Style/CSS/Overview.en.html" office:name=""><text:span text:style-name="Definition">CSS</text:span></text:a><text:span text:style-name="T106">†</text:span></text:p>
        </text:list-item>
        <text:list-item>
          <text:p text:style-name="P3"><text:a xlink:type="simple" xlink:href="http://haml.info" office:name=""><text:span text:style-name="Definition">Haml</text:span></text:a></text:p>
        </text:list-item>
        <text:list-item>
          <text:p text:style-name="P3"><text:a xlink:type="simple" xlink:href="http://handlebarsjs.com" office:name=""><text:span text:style-name="Definition">Handlebars.js</text:span></text:a></text:p>
        </text:list-item>
        <text:list-item>
          <text:p text:style-name="P3"><text:a xlink:type="simple" xlink:href="http://developers.whatwg.org" office:name=""><text:span text:style-name="Definition">HTML</text:span></text:a><text:span text:style-name="T107">†</text:span></text:p>
        </text:list-item>
        <text:list-item>
          <text:p text:style-name="P3"><text:a xlink:type="simple" xlink:href="http://lesscss.org" office:name=""><text:span text:style-name="Definition">LESS</text:span></text:a></text:p>
        </text:list-item>
        <text:list-item>
          <text:p text:style-name="P3"><text:a xlink:type="simple" xlink:href="http://daringfireball.net/projects/markdown" office:name=""><text:span text:style-name="Definition">Markdown</text:span></text:a><text:span text:style-name="T108">†</text:span></text:p>
        </text:list-item>
        <text:list-item>
          <text:p text:style-name="P3"><text:a xlink:type="simple" xlink:href="http://mustache.github.com" office:name=""><text:span text:style-name="Definition">Mustache</text:span></text:a></text:p>
        </text:list-item>
        <text:list-item>
          <text:p text:style-name="P3"><text:a xlink:type="simple" xlink:href="http://sass-lang.com" office:name=""><text:span text:style-name="Definition">Sass</text:span></text:a><text:span text:style-name="T109">†</text:span></text:p>
        </text:list-item>
      </text:list>
      <text:h text:style-name="Heading_20_3" text:outline-level="3">Frameworks &amp; APIs</text:h>
      <text:list text:style-name="L4">
        <text:list-item>
          <text:p text:style-name="P4"><text:a xlink:type="simple" xlink:href="http://documentcloud.github.com/backbone" office:name=""><text:span text:style-name="Definition">Backbone.js</text:span></text:a></text:p>
        </text:list-item>
        <text:list-item>
          <text:p text:style-name="P4"><text:a xlink:type="simple" xlink:href="http://compass-style.org" office:name=""><text:span text:style-name="Definition">Compass</text:span></text:a><text:span text:style-name="T110">†</text:span></text:p>
        </text:list-item>
        <text:list-item>
          <text:p text:style-name="P4"><text:a xlink:type="simple" xlink:href="http://codeigniter.com" office:name=""><text:span text:style-name="Definition">CodeIgniter</text:span></text:a></text:p>
        </text:list-item>
        <text:list-item>
          <text:p text:style-name="P4"><text:a xlink:type="simple" xlink:href="http://developers.google.com/maps" office:name=""><text:span text:style-name="Definition">Google Maps API</text:span></text:a></text:p>
        </text:list-item>
        <text:list-item>
          <text:p text:style-name="P4"><text:a xlink:type="simple" xlink:href="http://jquery.com" office:name=""><text:span text:style-name="Definition">jQuery</text:span></text:a><text:span text:style-name="T111">†</text:span></text:p>
        </text:list-item>
        <text:list-item>
          <text:p text:style-name="P4"><text:a xlink:type="simple" xlink:href="http://meteor.com" office:name=""><text:span text:style-name="Definition">Meteor</text:span></text:a></text:p>
        </text:list-item>
        <text:list-item>
          <text:p text:style-name="P4"><text:a xlink:type="simple" xlink:href="http://requirejs.org" office:name=""><text:span text:style-name="Definition">Require.js</text:span></text:a></text:p>
        </text:list-item>
        <text:list-item>
          <text:p text:style-name="P4"><text:a xlink:type="simple" xlink:href="http://rubyonrails.org" office:name=""><text:span text:style-name="Definition">Ruby on Rails</text:span></text:a></text:p>
        </text:list-item>
        <text:list-item>
          <text:p text:style-name="P4"><text:a xlink:type="simple" xlink:href="http://dev.twitter.com" office:name=""><text:span text:style-name="Definition">Twitter API</text:span></text:a></text:p>
        </text:list-item>
        <text:list-item>
          <text:p text:style-name="P4"><text:a xlink:type="simple" xlink:href="http://wordpress.org" office:name=""><text:span text:style-name="Definition">Wordpress</text:span></text:a></text:p>
        </text:list-item>
      </text:list>
      <text:h text:style-name="Heading_20_3" text:outline-level="3">Software &amp; Tools</text:h>
      <text:list text:style-name="L5">
        <text:list-item>
          <text:p text:style-name="P5"><text:a xlink:type="simple" xlink:href="http://www.adobe.com/products/creativesuite.html" office:name=""><text:span text:style-name="Definition">Adobe Creative Suite</text:span></text:a><text:span text:style-name="T112">†</text:span></text:p>
        </text:list-item>
        <text:list-item>
          <text:p text:style-name="P5"><text:a xlink:type="simple" xlink:href="http://aws.amazon.com" office:name=""><text:span text:style-name="Definition">Amazon Web Services</text:span></text:a></text:p>
        </text:list-item>
        <text:list-item>
          <text:p text:style-name="P5"><text:a xlink:type="simple" xlink:href="http://apache.org" office:name=""><text:span text:style-name="Definition">Apache</text:span></text:a><text:span text:style-name="T113">†</text:span></text:p>
        </text:list-item>
        <text:list-item>
          <text:p text:style-name="P5"><text:a xlink:type="simple" xlink:href="http://developer.apple.com" office:name=""><text:span text:style-name="Definition">Apple XCode</text:span></text:a></text:p>
        </text:list-item>
        <text:list-item>
          <text:p text:style-name="P5"><text:a xlink:type="simple" xlink:href="http://git-scm.com" office:name=""><text:span text:style-name="Definition">Git</text:span></text:a><text:span text:style-name="T114">†</text:span></text:p>
        </text:list-item>
        <text:list-item>
          <text:p text:style-name="P5"><text:a xlink:type="simple" xlink:href="http://atlassian.com/software/jira" office:name=""><text:span text:style-name="Definition">JIRA</text:span></text:a></text:p>
        </text:list-item>
        <text:list-item>
          <text:p text:style-name="P5"><text:a xlink:type="simple" xlink:href="http://apple.com/macosx" office:name=""><text:span text:style-name="Definition">Mac OS X</text:span></text:a><text:span text:style-name="T115">†</text:span></text:p>
        </text:list-item>
        <text:list-item>
          <text:p text:style-name="P5"><text:a xlink:type="simple" xlink:href="http://mysql.com" office:name=""><text:span text:style-name="Definition">MySQL</text:span></text:a></text:p>
        </text:list-item>
        <text:list-item>
          <text:p text:style-name="P5"><text:a xlink:type="simple" xlink:href="http://johnmacfarlane.net/pandoc" office:name=""><text:span text:style-name="Definition">Pandoc</text:span></text:a></text:p>
        </text:list-item>
        <text:list-item>
          <text:p text:style-name="P5"><text:a xlink:type="simple" xlink:href="http://rvm.beginrescueend.com" office:name=""><text:span text:style-name="Definition">rvm</text:span></text:a><text:span text:style-name="T116">†</text:span></text:p>
        </text:list-item>
        <text:list-item>
          <text:p text:style-name="P5"><text:a xlink:type="simple" xlink:href="http://www.sublimetext.com" office:name=""><text:span text:style-name="Definition">Sublime Text</text:span></text:a></text:p>
        </text:list-item>
        <text:list-item>
          <text:p text:style-name="P5"><text:a xlink:type="simple" xlink:href="http://svn.apache.org" office:name=""><text:span text:style-name="Definition">Subversion</text:span></text:a></text:p>
        </text:list-item>
        <text:list-item>
          <text:p text:style-name="P5"><text:a xlink:type="simple" xlink:href="http://tmux.sourceforge.net" office:name=""><text:span text:style-name="Definition">tmux</text:span></text:a></text:p>
        </text:list-item>
        <text:list-item>
          <text:p text:style-name="P5"><text:a xlink:type="simple" xlink:href="http://ubuntu.com" office:name=""><text:span text:style-name="Definition">Ubuntu Linux</text:span></text:a></text:p>
        </text:list-item>
        <text:list-item>
          <text:p text:style-name="P5"><text:a xlink:type="simple" xlink:href="http://www.vim.org" office:name=""><text:span text:style-name="Definition">Vim</text:span></text:a><text:span text:style-name="T117">†</text:span></text:p>
        </text:list-item>
        <text:list-item>
          <text:p text:style-name="P5"><text:a xlink:type="simple" xlink:href="http://yeoman.io" office:name=""><text:span text:style-name="Definition">Yeoman</text:span></text:a></text:p>
        </text:list-item>
        <text:list-item>
          <text:p text:style-name="P5"><text:a xlink:type="simple" xlink:href="http://www.zsh.org" office:name=""><text:span text:style-name="Definition">zsh</text:span></text:a></text:p>
        </text:list-item>
      </text:list>
      <text:h text:style-name="Heading_20_2" text:outline-level="2">Education</text:h>
      <text:p text:style-name="First_20_paragraph"><text:a xlink:type="simple" xlink:href="http://iupui.edu" office:name=""><text:span text:style-name="Definition">Indiana University</text:span></text:a>, School of Informatics MS, Media Arts and Sciences, 2005 - 2006</text:p>
      <text:p text:style-name="Text_20_body"><text:a xlink:type="simple" xlink:href="http://iupui.edu" office:name=""><text:span text:style-name="Definition">Indiana University</text:span></text:a>, School of Informatics BS, Media Arts and Sciences, 2002 - 2004</text:p>
      <text:h text:style-name="Heading_20_2" text:outline-level="2">Honors and Awards</text:h>
      <text:list text:style-name="L6">
        <text:list-item>
          <text:p text:style-name="P6"><text:span text:style-name="T118">Atlanta</text:span><text:span text:style-name="T119"> </text:span><text:span text:style-name="T120">Addy</text:span><text:span text:style-name="T121"> </text:span><text:span text:style-name="T122">Awards</text:span><text:span text:style-name="T123"> </text:span><text:span text:style-name="T124">2009</text:span></text:p>
          <text:list text:style-name="L7">
            <text:list-item>
              <text:p text:style-name="P7">Gold: Website Flash, Online (Fight for Gotham City)</text:p>
            </text:list-item>
          </text:list>
        </text:list-item>
        <text:list-item>
          <text:p text:style-name="P6"><text:span text:style-name="T125">IMA</text:span><text:span text:style-name="T126"> </text:span><text:span text:style-name="T127">Awards</text:span><text:span text:style-name="T128"> </text:span><text:span text:style-name="T129">2008</text:span></text:p>
          <text:list text:style-name="L8">
            <text:list-item>
              <text:p text:style-name="P8">Outstanding Achievement Award: Telecommunications category (Fight For Gotham City)</text:p>
            </text:list-item>
          </text:list>
        </text:list-item>
        <text:list-item>
          <text:p text:style-name="P6"><text:span text:style-name="T130">Create</text:span><text:span text:style-name="T131"> </text:span><text:span text:style-name="T132">Awards</text:span><text:span text:style-name="T133"> </text:span><text:span text:style-name="T134">2008</text:span></text:p>
          <text:list text:style-name="L9">
            <text:list-item>
              <text:p text:style-name="P9">Silver Award: Interactive Web Elements, Banners/Tiles category (20th Century Fox Jumper DVD)</text:p>
            </text:list-item>
          </text:list>
        </text:list-item>
        <text:list-item>
          <text:p text:style-name="P6"><text:span text:style-name="T135">Atlanta</text:span><text:span text:style-name="T136"> </text:span><text:span text:style-name="T137">Addy</text:span><text:span text:style-name="T138"> </text:span><text:span text:style-name="T139">Awards</text:span><text:span text:style-name="T140"> </text:span><text:span text:style-name="T141">2008</text:span></text:p>
          <text:list text:style-name="L10">
            <text:list-item>
              <text:p text:style-name="P10">Silver: Interactive Media, Online (The Home Depot Kitchens)</text:p>
            </text:list-item>
            <text:list-item>
              <text:p text:style-name="P10">Silver: Interactive Media, Online (Verizon Wireless Oddcast/Pop, Lock and Send)</text:p>
            </text:list-item>
            <text:list-item>
              <text:p text:style-name="P10">Bronze: Interactive Media, Online (The Home Depot Holiday)</text:p>
            </text:list-item>
          </text:list>
        </text:list-item>
        <text:list-item>
          <text:p text:style-name="P6"><text:span text:style-name="T142">The</text:span><text:span text:style-name="T143"> </text:span><text:span text:style-name="T144">Webby</text:span><text:span text:style-name="T145"> </text:span><text:span text:style-name="T146">Awards</text:span><text:span text:style-name="T147"> </text:span><text:span text:style-name="T148">2008</text:span><text:span text:style-name="T149"> </text:span></text:p>
          <text:list text:style-name="L11">
            <text:list-item>
              <text:p text:style-name="P11">Official Honoree: Interactive/Rich Media Advertising: Business-to-Consumer (Verizon Wireless Next Phones Now)</text:p>
            </text:list-item>
          </text:list>
        </text:list-item>
        <text:list-item>
          <text:p text:style-name="P6"><text:span text:style-name="T150">Atlanta</text:span><text:span text:style-name="T151"> </text:span><text:span text:style-name="T152">ADDYs</text:span><text:span text:style-name="T153"> </text:span><text:span text:style-name="T154">ShowSouth</text:span><text:span text:style-name="T155"> </text:span><text:span text:style-name="T156">2007</text:span></text:p>
          <text:list text:style-name="L12">
            <text:list-item>
              <text:p text:style-name="P12">Silver: Microsite (The Home Depot Holiday)</text:p>
            </text:list-item>
            <text:list-item>
              <text:p text:style-name="P12">Silver: Website (Verizon Wireless Motorola Q Launch)</text:p>
            </text:list-item>
          </text:list>
        </text:list-item>
        <text:list-item>
          <text:p text:style-name="P6"><text:span text:style-name="T157">Atlanta</text:span><text:span text:style-name="T158"> </text:span><text:span text:style-name="T159">AMA</text:span><text:span text:style-name="T160"> </text:span><text:span text:style-name="T161">AMY</text:span><text:span text:style-name="T162"> </text:span><text:span text:style-name="T163">Awards</text:span><text:span text:style-name="T164"> </text:span><text:span text:style-name="T165">2007</text:span></text:p>
          <text:list text:style-name="L13">
            <text:list-item>
              <text:p text:style-name="P13">Winner: Web/Interactive Use of Multimedia/New Media (Verizon Wireless Chocolate Launch)</text:p>
            </text:list-item>
            <text:list-item>
              <text:p text:style-name="P13">Winner: Web/Interactive Generating Online Sales (The Home Depot Holiday Microsite)</text:p>
            </text:list-item>
          </text:list>
        </text:list-item>
      </text:list>
      <text:h text:style-name="Heading_20_2" text:outline-level="2">Interests</text:h>
      <text:list text:style-name="L14">
        <text:list-item>
          <text:p text:style-name="P14">Being a dad and spending time with my family</text:p>
        </text:list-item>
        <text:list-item>
          <text:p text:style-name="P14"><text:a xlink:type="simple" xlink:href="http://map.tomasino.org/" office:name=""><text:span text:style-name="Definition">Creating worlds</text:span></text:a> for books and games</text:p>
        </text:list-item>
        <text:list-item>
          <text:p text:style-name="P14">Playing <text:a xlink:type="simple" xlink:href="http://boardgamegeek.com/user/tomasino" office:name=""><text:span text:style-name="Definition">board and card games</text:span></text:a> (and video games, too)</text:p>
        </text:list-item>
        <text:list-item>
          <text:p text:style-name="P14">Watching and contributing to Open Source Software</text:p>
        </text:list-item>
      </text:list>
      <text:p text:style-name="First_20_paragraph"><text:span text:style-name="Teletype">&lt;br&gt;</text:span> <text:span text:style-name="Teletype">&lt;br&gt;</text:span> <text:span text:style-name="Teletype">&lt;br&gt;</text:span> ©2013 <text:a xlink:type="simple" xlink:href="http://jamestomasino.com/resume" office:name=""><text:span text:style-name="Definition">James Tomasino</text:span></text:a>. All rights reserved. Direct contact only desired (no recruiters p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